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2443"/>
    </style:style>
    <style:style style:name="P2" style:family="paragraph" style:parent-style-name="Standard">
      <style:text-properties officeooo:paragraph-rsid="0013845a"/>
    </style:style>
    <style:style style:name="P3" style:family="paragraph" style:parent-style-name="Standard">
      <style:text-properties officeooo:paragraph-rsid="00144054"/>
    </style:style>
    <style:style style:name="P4" style:family="paragraph" style:parent-style-name="Standard">
      <style:text-properties fo:font-size="14pt" fo:font-weight="bold" officeooo:paragraph-rsid="0014453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14c39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3pt" fo:font-weight="bold" officeooo:paragraph-rsid="0013244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paragraph-rsid="00144054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paragraph-rsid="00132443"/>
    </style:style>
    <style:style style:name="P9" style:family="paragraph" style:parent-style-name="Standard">
      <style:text-properties officeooo:paragraph-rsid="0018c0d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os dados de Violações de arquiteturas e cochanges</text:p>
      <text:p text:style-name="P1"/>
      <text:p text:style-name="P5">Violações Arquiteturais</text:p>
      <text:p text:style-name="P1"/>
      <text:p text:style-name="P9">Abordagem 1 – Visualização em grafo</text:p>
      <text:p text:style-name="P9"/>
      <text:p text:style-name="P9">Consiste me criar um grafo direcionado de violações, onde uma aresta A -&gt; B significa que A possui referência para classe B onde não deveria, consistindo assim em uma violação.</text:p>
      <text:p text:style-name="P9"/>
      <text:p text:style-name="P9">Resultados – Através dessa abordagem, inicialmente é possível verificar que uma menor porcentagem das classes possui grande parte das violações.</text:p>
      <text:p text:style-name="P9"/>
      <text:p text:style-name="P4">Cochanges e Violações Arquiteturais</text:p>
      <text:p text:style-name="P1"/>
      <text:p text:style-name="P7">Abordagem 1 – Verificar dentre as cochanges, quantas possuiam pelo menos uma das classes com violações</text:p>
      <text:p text:style-name="P3"/>
      <text:p text:style-name="P3">Consistem em verificar todos os pares de classes que constituem uma cochange e testar se pelo menos uma dessas classes possui uma violação de arquitetura</text:p>
      <text:p text:style-name="P3"/>
      <text:p text:style-name="P3"><text:span text:style-name="T1">Resultados</text:span> – Na média, 50% das co-changes possuiam uma classe com violação arquitetural, porém tivemos casos com até 80%, e também casos com menos de 20%</text:p>
      <text:p text:style-name="P1"/>
      <text:p text:style-name="P7">Abordagem 2 – Verificar classes que possuem violações e classes que possuem estão em alguma cochange</text:p>
      <text:p text:style-name="P3"/>
      <text:p text:style-name="P3">Consistem em montar uma lista de classes com violações e outra lista de classes com cochanges e verificar a intersecção destas</text:p>
      <text:p text:style-name="P3"/>
      <text:p text:style-name="P3"><text:span text:style-name="T1">Resultados</text:span> – Menos de 50% das classes com violações também possuem cochanges e menos de 30% das classes com cochanges possuem violações</text:p>
      <text:p text:style-name="P1"/>
      <text:p text:style-name="P6">Abordagem 3 – Comparação de pares de violações e cochanges</text:p>
      <text:p text:style-name="P1"/>
      <text:p text:style-name="P2">Consiste em verificar se, dentre os pares de violaões, qual a porcentagem destes pares estariam listados nos pares de co-changes e ver se há alguma relação entre os dois</text:p>
      <text:p text:style-name="P1"/>
      <text:p text:style-name="P1"><text:span text:style-name="T1">Resultados</text:span> – Após análise, menos de 10 % das violações se encontram nas cochanges. No melhor caso encontrado, foram de 50%, porém a casos de até menos de 1% das viol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8:31:12.987958476</meta:creation-date>
    <dc:date>2015-02-02T19:57:38</dc:date>
    <meta:editing-duration>PT54M44S</meta:editing-duration>
    <meta:editing-cycles>8</meta:editing-cycles>
    <meta:generator>LibreOffice/4.0.4.2$Linux_X86_64 LibreOffice_project/400m0$Build-2</meta:generator>
    <dc:creator>root </dc:creator>
    <meta:document-statistic meta:table-count="0" meta:image-count="0" meta:object-count="0" meta:page-count="1" meta:paragraph-count="15" meta:word-count="259" meta:character-count="1638" meta:non-whitespace-character-count="1386"/>
  </office:meta>
</office:document-meta>
</file>